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style:style>
    <style:style style:name="P2" style:family="paragraph" style:parent-style-name="Standard">
      <style:paragraph-properties fo:text-align="justify" style:justify-single-word="false"/>
      <style:text-properties style:font-name="Liberation San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Liberation Sans" fo:font-size="11pt" fo:font-weight="bold" style:font-size-asian="11pt" style:font-weight-asian="bold" style:font-size-complex="11pt" style:font-weight-complex="bold"/>
    </style:style>
    <style:style style:name="P4" style:family="paragraph" style:parent-style-name="Standard">
      <style:paragraph-properties fo:text-align="justify" style:justify-single-word="false"/>
      <style:text-properties style:font-name="Liberation Sans" fo:font-size="12pt" fo:font-weight="bold"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P6" style:family="paragraph" style:parent-style-name="Text_20_body">
      <style:text-properties style:font-name="Liberation Sans"/>
    </style:style>
    <style:style style:name="P7" style:family="paragraph" style:parent-style-name="Text_20_body">
      <style:paragraph-properties fo:text-align="justify" style:justify-single-word="false"/>
      <style:text-properties style:font-name="Liberation Sans" fo:font-style="italic" style:font-style-asian="italic" style:font-style-complex="italic"/>
    </style:style>
    <style:style style:name="P8" style:family="paragraph" style:parent-style-name="Text_20_body">
      <style:paragraph-properties fo:text-align="justify" style:justify-single-word="false"/>
      <style:text-properties style:font-name="Liberation Sans"/>
    </style:style>
    <style:style style:name="P9" style:family="paragraph" style:parent-style-name="Text_20_body">
      <style:paragraph-properties fo:margin-left="1.251cm" fo:margin-right="0cm" fo:text-align="justify" style:justify-single-word="false" fo:text-indent="0cm" style:auto-text-indent="false"/>
      <style:text-properties style:font-name="Liberation Sans" fo:font-style="italic" style:font-style-asian="italic" style:font-style-complex="italic"/>
    </style:style>
    <style:style style:name="P10" style:family="paragraph" style:parent-style-name="Text_20_body">
      <style:paragraph-properties fo:margin-left="0cm" fo:margin-right="0cm" fo:text-align="justify" style:justify-single-word="false" fo:text-indent="0cm" style:auto-text-indent="false"/>
      <style:text-properties style:font-name="Liberation Sans" fo:font-style="italic" style:font-style-asian="italic" style:font-style-complex="italic"/>
    </style:style>
    <style:style style:name="P11" style:family="paragraph" style:parent-style-name="Text_20_body">
      <style:paragraph-properties fo:break-before="page"/>
      <style:text-properties style:font-name="Liberation Sans"/>
    </style:style>
    <style:style style:name="P12" style:family="paragraph" style:parent-style-name="Standard" style:list-style-name="L3">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P13" style:family="paragraph" style:parent-style-name="Standard" style:list-style-name="L4">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P14" style:family="paragraph" style:parent-style-name="Standard" style:list-style-name="L5">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P15" style:family="paragraph" style:parent-style-name="Standard" style:list-style-name="L6">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P16" style:family="paragraph" style:parent-style-name="Standard" style:list-style-name="L7">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P17" style:family="paragraph" style:parent-style-name="Heading_20_2">
      <style:text-properties style:font-name="Liberation Sans"/>
    </style:style>
    <style:style style:name="P18" style:family="paragraph" style:parent-style-name="Heading_20_2">
      <style:paragraph-properties fo:text-align="justify" style:justify-single-word="false"/>
      <style:text-properties style:font-name="Liberation Sans"/>
    </style:style>
    <style:style style:name="P19" style:family="paragraph" style:parent-style-name="Heading_20_2">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P20" style:family="paragraph" style:parent-style-name="Heading_20_2">
      <style:paragraph-properties fo:margin-top="0.423cm" fo:margin-bottom="0.212cm" fo:text-align="justify" style:justify-single-word="false" fo:keep-with-next="always"/>
      <style:text-properties style:font-name="Liberation Sans" style:font-name-asian="WenQuanYi Micro Hei" style:font-name-complex="Lohit Hindi"/>
    </style:style>
    <style:style style:name="P21" style:family="paragraph" style:parent-style-name="Text_20_body" style:list-style-name="L1">
      <style:paragraph-properties fo:text-align="justify" style:justify-single-word="false"/>
      <style:text-properties style:font-name="Liberation Sans"/>
    </style:style>
    <style:style style:name="P22" style:family="paragraph" style:parent-style-name="Text_20_body" style:list-style-name="L2">
      <style:paragraph-properties fo:text-align="justify" style:justify-single-word="false"/>
      <style:text-properties style:font-name="Liberation Sans"/>
    </style:style>
    <style:style style:name="P23" style:family="paragraph" style:parent-style-name="Heading_20_1">
      <style:text-properties style:font-name="Liberation Sans"/>
    </style:style>
    <style:style style:name="P24" style:family="paragraph" style:parent-style-name="Heading_20_1">
      <style:paragraph-properties fo:text-align="justify" style:justify-single-word="false"/>
      <style:text-properties style:font-name="Liberation Sans"/>
    </style:style>
    <style:style style:name="P25" style:family="paragraph" style:parent-style-name="Heading_20_1">
      <style:text-properties style:font-name="Liberation Sans" fo:font-size="12pt" fo:font-weight="normal" style:font-size-asian="10.5pt" style:font-weight-asian="normal" style:font-size-complex="12pt" style:font-weight-complex="normal"/>
    </style:style>
    <style:style style:name="P26" style:family="paragraph" style:parent-style-name="Heading_20_1">
      <style:paragraph-properties fo:text-align="justify" style:justify-single-word="false" fo:break-before="page"/>
      <style:text-properties style:font-name="Liberation Sans"/>
    </style:style>
    <style:style style:name="P27" style:family="paragraph" style:parent-style-name="Heading_20_1">
      <style:paragraph-properties fo:break-before="page"/>
      <style:text-properties style:font-name="Liberation Sans" fo:font-size="12pt" fo:font-weight="normal" style:font-size-asian="10.5pt" style:font-weight-asian="normal" style:font-size-complex="12pt" style:font-weight-complex="normal"/>
    </style:style>
    <style:style style:name="P28" style:family="paragraph" style:parent-style-name="Heading_20_1">
      <style:paragraph-properties fo:margin-top="0.423cm" fo:margin-bottom="0.212cm" fo:keep-with-next="always"/>
      <style:text-properties style:font-name="Liberation Sans" style:font-name-asian="WenQuanYi Micro Hei" style:font-name-complex="Lohit Hindi"/>
    </style:style>
    <style:style style:name="P29" style:family="paragraph" style:parent-style-name="Heading_20_3">
      <style:paragraph-properties fo:text-align="justify" style:justify-single-word="false"/>
      <style:text-properties style:font-name="Liberation Sans"/>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4" text:outline-level="1"/>
      <text:h text:style-name="P24" text:outline-level="1">PLANTEAMIENTO GENERAL. REFERENCIA FUNDAMENTAL A LA HORA DE DISEÑAR NUESTROS PROYECTOS</text:h>
      <text:h text:style-name="P24" text:outline-level="1">8 elementos básicos del aprendizaje basado en proyectos</text:h>
      <text:p text:style-name="P7">Podemos considerarlo nuestra guía y referencia básica puesto que en este artículo se condensa el planteamiento del Buck Institute for education, institución de referencia a nivel internacional en lo que se refiere al aprendizaje por proyectos y su aplicación en todos los niveles de los diferentes sistemas educativos.</text:p>
      <text:p text:style-name="P2"/>
      <text:p text:style-name="P3">A partir del texto “8 Essentials for Project-Based Learning” (John Larmer y John Mergendoller. BIE)</text:p>
      <text:p text:style-name="P2"/>
      <text:h text:style-name="P18" text:outline-level="2">Como idea general:</text:h>
      <text:p text:style-name="P4"/>
      <text:p text:style-name="P5">En el aprendizaje por proyectos lo más importante no es el producto o resultado final sino el proceso de aprendizaje y profundización que llevan a cabo los estudiantes.</text:p>
      <text:p text:style-name="P5"/>
      <text:h text:style-name="P18" text:outline-level="2">Condiciones básicas o generales para que un proyecto tenga sentido:</text:h>
      <text:p text:style-name="P5"/>
      <text:p text:style-name="P5">Que los alumnos estén convencidos de que es algo que quieren o les interesa hacer.</text:p>
      <text:p text:style-name="P5">Que tenga un objetivo formativo / educativo.</text:p>
      <text:h text:style-name="P18" text:outline-level="2"/>
      <text:h text:style-name="P18" text:outline-level="2">Elementos imprescindibles</text:h>
      <text:p text:style-name="P4"/>
      <text:h text:style-name="P29" text:outline-level="3">Que desarrolle contenidos significativos</text:h>
      <text:p text:style-name="P4"/>
      <text:p text:style-name="P5">Un proyecto no puede abarcar la misma gama de contenidos que otro tipo de metodologías, pero permite trabajar esos contenidos con más profundidad. Por eso, los profesores deben escoger los contenidos más significativos para el proyecto, tomando como referencia el currículo y lo que es más significativo desde su punto de vista.</text:p>
      <text:p text:style-name="P5"/>
      <text:h text:style-name="P29" text:outline-level="3">Que parta de la necesidad de saber.</text:h>
      <text:p text:style-name="P5"/>
      <text:p text:style-name="P5">Los profesores pueden motivar esa necesidad de conocer cosas nuevas y desarrollar el proyecto mediante una actividad inicial que despierte el interés y dé pie a las preguntas. Puede ser un vídeo, un debate, un invitado en clase, un libro</text:p>
      <text:p text:style-name="P5"><text:soft-page-break/></text:p>
      <text:h text:style-name="P18" text:outline-level="2">8 elementos básicos</text:h>
      <text:p text:style-name="P5"/>
      <text:p text:style-name="P4">Una pregunta guía (Driving question)</text:p>
      <text:p text:style-name="P4"/>
      <text:p text:style-name="P5">Una vez planteada la situación, es necesario crear una pregunta hacia cuya respuesta se dirija el trabajo. Debe ser clara, tener una respuesta abierta y conectar con las competencias y lo que los alumnos deben saber.</text:p>
      <text:p text:style-name="P5"/>
      <text:p text:style-name="P5">Este elemento es básico y debe estar presente siempre</text:p>
      <text:p text:style-name="P5"/>
      <text:p text:style-name="P4">Dar autonomía a los estudiantes (voice and choice).</text:p>
      <text:p text:style-name="P5"/>
      <text:p text:style-name="P5">Durante el trabajo, los alumnos tienen que ser los protagonistas, opinar, elegir y tomar las decisiones. No obstante, es necesario adaptar este planteamiento general a la realidad del aula. Así que pueden establecerse diferentes niveles de “autonomía”.</text:p>
      <text:p text:style-name="P5"/>
      <text:p text:style-name="P5">En el más bajo. Puede decirse a los alumnos qué tema tienen que estudiar e incluso como diseñar, crear y presentar los productos finales.</text:p>
      <text:p text:style-name="P5"/>
      <text:p text:style-name="P5">Nivel intermedio. Dar una serie de opciones (limitadas) para evitar que los alumnos se vean desbordados por las posibilidades.</text:p>
      <text:p text:style-name="P5"/>
      <text:p text:style-name="P5">Nivel alto: Todas las decisiones corresponden a los alumnos. Qué producto hacer, qué proceso seguir. Incluso pueden elegir el tema y la pregunta inicial.</text:p>
      <text:p text:style-name="P5"/>
      <text:p text:style-name="P4">Incluir el trabajo de las habilidades / competencias del siglo XXI</text:p>
      <text:p text:style-name="P4"/>
      <text:p text:style-name="P5">Colaboración, comunicación, pensamiento crítico y uso de las nuevas tecnologías.</text:p>
      <text:p text:style-name="P5">Se enseñan explícitamente (dando guías, consejos, materiales) y se ofrecen oportunidades para que los alumnos las pongan en práctica.</text:p>
      <text:p text:style-name="P5"/>
      <text:p text:style-name="P4">Investigación e innovación</text:p>
      <text:p text:style-name="P4"/>
      <text:p text:style-name="P5">La investigación real tiene lugar cuando los alumnos siguen un proceso como este: plantean sus propias preguntas, buscan recursos y responden a esas preguntas, generan dudas y cuestionan, revisan y establecen conclusiones.</text:p>
      <text:p text:style-name="P5"/>
      <text:p text:style-name="P5">Este modelo de innvestigación implica la innovación real: surgen nuevas preguntas, nuevos productos, nuevas soluciones.</text:p>
      <text:p text:style-name="P5"/>
      <text:p text:style-name="P5">Las nuevas dudas que surgen deben incorporarse paulatinamente. Se trata en definitiva de promover la generación de dudas, la crítica...</text:p>
      <text:p text:style-name="P5"/>
      <text:p text:style-name="P4">Revisión y retroalimentación</text:p>
      <text:p text:style-name="P4"/>
      <text:p text:style-name="P5">Mientras trabajan, revisan unos a otros sus trabajos tomando como referencia las rúbricas y los ejemplos.</text:p>
      <text:p text:style-name="P5">Es necesario enseñar a los alumnos a evaluar el trabajo de otros tomando como referencia las rúbricas. Incluso podemos recurrir a expertos y colaboradores externos para evaluar el trabajo.</text:p>
      <text:p text:style-name="P5"><text:soft-page-break/></text:p>
      <text:p text:style-name="P4">Presentación pública del trabajo</text:p>
      <text:p text:style-name="P4"/>
      <text:p text:style-name="P5">El ideal es presentarlo no solo a los profesores y compañeros sino trabajar con la idea de un producto que se va a presentar a una audiencia general y que va a ser puesto a disposición de todos.</text:p>
      <text:p text:style-name="P5"/>
      <text:p text:style-name="P5">De aquí pueden derivar diferentes formatos y recursos para poner los productos generados a disposición de todos.</text:p>
      <text:p text:style-name="P5"/>
      <text:p text:style-name="P5"/>
      <text:h text:style-name="P26" text:outline-level="1">RELACIÓN DE LA ESTRUCTURA Y PLANTEAMIENTO DE NUESTRO MODELO DE REA PARA PROYECTOS CON LOS DISTINTOS PLANTEAMIENTOS TEÓRICOS SOBRE PBL</text:h>
      <text:p text:style-name="P8"/>
      <text:h text:style-name="P17" text:outline-level="2">Estructura y planteamiento global se basa:</text:h>
      <text:p text:style-name="P8"/>
      <text:p text:style-name="P8">Modelo planteado por el Buck Institute for Education que incide siempre en una situación / pregunta motivadora que dé pie a planter un desafío (producto o proceso final) para cuya resolución los alumnos tendrán que ir desempeñando distintas tareas. Larmer, J., Ross, D, &amp; Mergendoller, J. R. (2009) PBL Starter Kit.</text:p>
      <text:p text:style-name="P8">Los Planteamientos de Rassmuseen y Moffit (<text:span text:style-name="T3">Real-life problem solving: A collaborative approach to interdisciplinary learning</text:span>). Estos definen el ABP como “un conjunto de tareas para el aprendizaje”. Por tanto, el proceso de trabajo del ABP debe incluir tareas como una parte esencial.</text:p>
      <text:p text:style-name="P9">El APB es un conjunto de tareas basadas en la resolución de preguntas o problemas a través de la investigación relativamente autónoma que culmina con un producto final presentado ante los demás.</text:p>
      <text:p text:style-name="P9"/>
      <text:p text:style-name="P10"><text:span text:style-name="T2">La concepción global del APB <text:s/>como una metodología en la qu</text:span>e los alumnos persiguen soluciones a problemas, generan preguntas, debaten ideas, diseñan planes, investigan para recolectar datos, establecen conclusiones, exponen sus resultados a otros, redefinen sus preguntas y crean o mejoran un producto final. Motivating project-based learning: Sustaining the doing supporting the learning (Blumenfeld, Soloway, Marx, Krajcik, Guzdial, y Palincsar, 1991).</text:p>
      <text:h text:style-name="P18" text:outline-level="2">La necesidad del recurso y la inclusión en él no solo de los planteamientos globales sino de guías, itinerarios sugeridos y materiales de evaluación</text:h>
      <text:p text:style-name="P8"/>
      <text:p text:style-name="P8">Necesidad de ofrecer a los profesores recursos que les ayuden a solventar <text:s/>las dificultades que encuentran para aplicar esta metodología (“Inquiry in project based inquiry classrooms” de Marx, Bummenfeld, Krajick y Saloway y Van der Berg, <text:s/>Mortemans, Spooren, Van Petergen, Gijbels y Vanthounout, 2006)</text:p>
      <text:list xml:id="list1382232591" text:style-name="L1">
        <text:list-item>
          <text:p text:style-name="P21">El tiempo necesario para preparar el material.</text:p>
        </text:list-item>
        <text:list-item>
          <text:p text:style-name="P21">La dificultad de encontrar vías efectivas para apoyar el trabajo de los alumnos durante el proyecto.</text:p>
        </text:list-item>
        <text:list-item>
          <text:p text:style-name="P21">La búsqueda de modelos para integrar las TIC como parte esencial del proyecto.</text:p>
        </text:list-item>
        <text:list-item>
          <text:p text:style-name="P21">La dificultad en la evaluación</text:p>
        </text:list-item>
      </text:list>
      <text:p text:style-name="P8">Exigencia de dar a profesores y alumnos soporte para iniciar su trabajo en ABP y poder superar una de los principales problemas que para los alumnos supone esta metodología: la dificultad para generar preguntas y situaciones complejas que den pie al proceso de trabajo e investigación, el problema de organizar su tiempo de trabajo y de desarrollar <text:soft-page-break/>labores de investigación significativa. (<text:span text:style-name="T3">Inquiry in project-based science classrooms: Initial attempts by middle school students,</text:span> Blummenfeld, Marx, Braz e Soloway 1998)</text:p>
      <text:p text:style-name="P8"/>
      <text:p text:style-name="P8"/>
      <text:h text:style-name="P20" text:outline-level="2">El modelo de tareas que conforman el planteamiento inicial, desarrollo y conclusión del proyecto.</text:h>
      <text:p text:style-name="P8"/>
      <text:p text:style-name="P8">En los planteamientos de las tareas que las conciben como:</text:p>
      <text:list xml:id="list79683450" text:style-name="L2">
        <text:list-item>
          <text:p text:style-name="P22">Retos para cuya resolución los alumnos deben investigar, leer, analizar, debatir y presentar (<text:span text:style-name="T3">A review of research on PBL</text:span>. JW Thomas 2007)</text:p>
        </text:list-item>
        <text:list-item>
          <text:p text:style-name="P22">Actividades en las que los alumnos persiguen soluciones, generan preguntas, debaten y resuelven (<text:span text:style-name="T3">Motivating project-based learning: Sustaining the doing supporting the learning </text:span><text:s/>Blummfeld / Soloway)</text:p>
        </text:list-item>
        <text:list-item>
          <text:p text:style-name="P22">Actividades que tienen como objetivo aplicar los conocimientos adquiridos sobre productos y procesos concretos (<text:span text:style-name="T3">Evaluación de la estrategia “aprendizaje basado en proyectos. </text:span>Rodríguez Sándoval, Vargas Solano Luna Cortés 2010).</text:p>
        </text:list-item>
      </text:list>
      <text:p text:style-name="P8"/>
      <text:h text:style-name="P23" text:outline-level="1">Evaluación del trabajo por proyectos</text:h>
      <text:p text:style-name="P5"/>
      <text:p text:style-name="P5">En principio es uno de los temas más controvertidos y menos trabajados. Se opta por un modelo basado en rúbrica y que se adapte a las pautas que todos los estudiosos coinciden en que debe seguir el proceso evaluador:</text:p>
      <text:p text:style-name="P5"/>
      <text:list xml:id="list923402918" text:style-name="L3">
        <text:list-item>
          <text:p text:style-name="P12">Marcar unos hitos intermedios que permitan a profesor y alumnos reflexionar sobre el desarrollo del proceso para introducir los cambios necesarios dentro del trabajo del proyecto en cuestión y de futuros proyectos (Buck Institute for Education)</text:p>
          <text:p text:style-name="P12"/>
        </text:list-item>
        <text:list-item>
          <text:p text:style-name="P12">Incentivar la autonomía y responsabilidad de los alumnos en la evaluación. Se trata de que reflexionen sobre lo que están aprendiendo y cómo lo están aprendiendo en cada momento para poder tomar sus propias decisiones (<text:span text:style-name="T3">A qualitative study of related roles and their motivational attributes</text:span>. Johari e Brandshaw).</text:p>
          <text:p text:style-name="P12"/>
        </text:list-item>
        <text:list-item>
          <text:p text:style-name="P12">Estar basada en que el proyecto (y el docente), sean coordinadores de la autoevaluación del alumno y del desarrollo de otros procesos de evaluación significativos (<text:span text:style-name="T3">Aprendizaje basado en problemas: una innovación didáctica para la enseñanza universitaria</text:span>. Restrepo, 2005)</text:p>
        </text:list-item>
      </text:list>
      <text:p text:style-name="P6"/>
      <text:p text:style-name="P11"/>
      <text:h text:style-name="P23" text:outline-level="1"/>
      <text:h text:style-name="P23" text:outline-level="1">ASPECTOS COMPLEMENTARIOS</text:h>
      <text:h text:style-name="P23" text:outline-level="1">Los ABP deben estar ligados a contenidos concretos</text:h>
      <text:p text:style-name="P8">De ahí que en todo momento muchas de las decisiones de estructura, planteamiento estén ligadas a la necesidad de que los alumnos aprendan los contenidos de una manera diferente a la tradicional, siguiendo en esto lo expuesto por Thomas (<text:span text:style-name="T3">A review of research on project-based learning</text:span>. JW Thomas 2000).</text:p>
      <text:h text:style-name="P24" text:outline-level="1">Crear los PBL conectados a las competencias básicas y a los estándares (Primera parte. Referida sobre todo a las competencias lectoescritoras).</text:h>
      <text:p text:style-name="P5"/>
      <text:p text:style-name="P5">A partir de What does it mean to “Align PBL” with Common Core?</text:p>
      <text:p text:style-name="P5"/>
      <text:p text:style-name="P5">Es básico asegurarse de que el planteamiento y desarrollo de los estándares toman como referencia el currículo pero también que desarrollan las competencias básicas </text:p>
      <text:p text:style-name="P5"/>
      <text:p text:style-name="P5">¿Cómo hacerlo?</text:p>
      <text:p text:style-name="P5"/>
      <text:list xml:id="list332537448" text:style-name="L4">
        <text:list-item>
          <text:p text:style-name="P13">Los <text:span text:style-name="T1">productos</text:span> y actividades previstas deben incluir una combinación rigurosa de estas competencias básicas: hablar, escribir, leer, comprender y desarrollar un pensamiento crítico sobre el tema propuesto.</text:p>
        </text:list-item>
      </text:list>
      <text:list xml:id="list1826615278" text:style-name="L5">
        <text:list-item>
          <text:p text:style-name="P14">Las <text:span text:style-name="T1">rúbricas. </text:span>Deben partir del lenguaje usado en los estándares y criterios de evaluación y repetir las palabras y frases clave de estos.</text:p>
        </text:list-item>
        <text:list-item>
          <text:p text:style-name="P14"><text:span text:style-name="T1">Los recursos y materiales de apoyo. </text:span>Es preciso proporcionar materiales de apoyo para desarrollar las actividades ligadas a estas competencias (por ejemplo, como escribir un diario, como redactar una carta, guía para elaborar una presentación...)</text:p>
        </text:list-item>
        <text:list-item>
          <text:p text:style-name="P14">Complejidad de los <text:span text:style-name="T1">materiales</text:span>. Deben ir haciéndose más complejos (textos, audiciones, otros recursos...) a medida que se sube de nivel académico.</text:p>
        </text:list-item>
        <text:list-item>
          <text:p text:style-name="P14">Evaluación. Aunque los estudiantes trabajen de manera autónoma, los profesores deben asegurarse de que se están alcanzando los objetivos previstos estableciendo momentos de revisión en los que ellos dan la información relevante.</text:p>
        </text:list-item>
      </text:list>
      <text:p text:style-name="P5"/>
      <text:h text:style-name="P25" text:outline-level="1"/>
      <text:p text:style-name="P5"/>
      <text:h text:style-name="P28" text:outline-level="1">Distintas vías para el diseño del proyecto o proceso final</text:h>
      <text:h text:style-name="P17" text:outline-level="2">A partir de “Project Based Learning vs Problem Based Learnig. John Larmer)</text:h>
      <text:p text:style-name="P5">Posibilidades de diseño o desarrollo de proyecto (puede ser una sola o una combinación <text:soft-page-break/>de varias de estas:</text:p>
      <text:p text:style-name="P5"/>
      <text:list xml:id="list1607792584" text:style-name="L6">
        <text:list-item>
          <text:p text:style-name="P15">Diseñar y crear un producto tangible. Organizar una actuación o un acto o evento.</text:p>
        </text:list-item>
        <text:list-item>
          <text:p text:style-name="P15">Resolver un problema (puede ser inventado o totalmente auténtico).</text:p>
        </text:list-item>
        <text:list-item>
          <text:p text:style-name="P15">Investigar sobre un tema para responder a una pregunta abierta.</text:p>
        </text:list-item>
      </text:list>
      <text:p text:style-name="P5"/>
      <text:p text:style-name="P5"/>
      <text:p text:style-name="P5"/>
      <text:h text:style-name="P27" text:outline-level="1"/>
      <text:h text:style-name="P28" text:outline-level="1">TERMINOLOGÍA</text:h>
      <text:h text:style-name="P17" text:outline-level="2">Diferencia entre aprendizaje por proyectos y aprendizaje por problemas.</text:h>
      <text:h text:style-name="P19" text:outline-level="2"><text:s/>(A partir de “Project Based Learning vs Problem Based Learnig. John Larmer)</text:h>
      <text:p text:style-name="P5"/>
      <text:p text:style-name="P5">El BIE concibe el aprendizaje por proyectos como una categoría general que abarca el aprendizaje por problemas y otros modelos como el aprendizaje servicio, el aprendizaje basado en investigación, el trabajo en equipos, el aprendizaje basado en casos prácticos...</text:p>
      <text:p text:style-name="P5">El aprendizaje por problemas tendría su propia estructura a partir de los siguientes pasos:</text:p>
      <text:p text:style-name="P5"/>
      <text:list xml:id="list679189813" text:style-name="L7">
        <text:list-item>
          <text:p text:style-name="P16">Presentación de un problema complicado y con una solución abierta.</text:p>
        </text:list-item>
        <text:list-item>
          <text:p text:style-name="P16">Definir el problema (escribir un planteamiento del mismo)</text:p>
        </text:list-item>
        <text:list-item>
          <text:p text:style-name="P16">Crear una lista de conocimientos (qué sabemos, qué debemos saber)</text:p>
        </text:list-item>
        <text:list-item>
          <text:p text:style-name="P16">Pensar en posibles soluciones.</text:p>
        </text:list-item>
        <text:list-item>
          <text:p text:style-name="P16">Crear una lista de preguntas <text:s/>para el trabajo de aprendizaje.</text:p>
        </text:list-item>
        <text:list-item>
          <text:p text:style-name="P16">Buscar soluciones y respuestas y compartirlas.</text:p>
        </text:list-item>
      </text:list>
      <text:p text:style-name="P5"/>
      <text:p text:style-name="P5">El aprendizaje por problemas puede no implicar ni la investigación independiente ni la creación de un producto y su presentación pública.</text:p>
      <text:p text:style-name="P5"/>
      <text:p text:style-name="P4">De todas formas se insiste en que a veces ambos términos (Aprendizaje por proyectos, aprendizaje por problemas) y que no debe haber demasiados problemas. Incluso se propone una nueva terminología: Aprendizaje extendido / extenso (“Extended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3-12-12T10:52:31</meta:creation-date>
    <meta:generator>LibreOffice/3.5$Linux_X86_64 LibreOffice_project/350m1$Build-2</meta:generator>
    <dc:date>2014-01-28T14:53:47</dc:date>
    <dc:creator>Antonio </dc:creator>
    <meta:editing-duration>PT3H13M4S</meta:editing-duration>
    <meta:editing-cycles>41</meta:editing-cycles>
    <meta:printed-by>Miguel </meta:printed-by>
    <meta:print-date>2013-12-12T11:41:11</meta:print-date>
    <meta:document-statistic meta:table-count="0" meta:image-count="0" meta:object-count="0" meta:page-count="8" meta:paragraph-count="90" meta:word-count="1831" meta:character-count="11941" meta:non-whitespace-character-count="10217"/>
  </office:meta>
</office:document-meta>
</file>